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00000002D0C05133351BEDB42D.png" manifest:media-type="image/png"/>
  <manifest:file-entry manifest:full-path="Pictures/1000020100000500000002D0EF1641FCB1F72DB2.png" manifest:media-type="image/png"/>
  <manifest:file-entry manifest:full-path="Pictures/1000020100000500000002D0FE2D0B1A4700F95D.png" manifest:media-type="image/png"/>
  <manifest:file-entry manifest:full-path="Pictures/1000020100000500000002D0240C3CB0A1FF2EEC.png" manifest:media-type="image/png"/>
  <manifest:file-entry manifest:full-path="Pictures/1000020100000500000002D037ADDE88F0AFB24C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921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text-properties fo:color="#cc99ff" style:font-name="Ferrum" fo:font-size="32pt" fo:background-color="transparent" style:font-size-asian="40pt" style:font-size-complex="4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2" style:family="paragraph">
      <style:paragraph-properties fo:text-align="start"/>
      <style:text-properties fo:color="#cc99ff" style:font-name="Ferrum" fo:font-size="32pt" fo:background-color="transparent" style:font-size-asian="40pt" style:font-size-complex="40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cc99ff" style:font-name="Ferrum" fo:font-size="48pt" fo:background-color="transparent" style:font-size-asian="66pt" style:font-size-complex="66pt"/>
    </style:style>
    <style:style style:name="T5" style:family="text">
      <style:text-properties fo:font-size="18pt"/>
    </style:style>
    <style:style style:name="T6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4. Predicate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6-25">Jun 25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381cm" svg:height="10.026cm" svg:x="3.754cm" svg:y="2.975cm">
          <draw:text-box>
            <text:p text:style-name="P2"><text:span text:style-name="T3">In this chapter, blahblahblah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3">1.</text:span><text:span text:style-name="T3"><text:tab/></text:span><text:span text:style-name="T3">Predicates</text:span><text:span text:style-name="T3"><text:line-break/></text:span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2.</text:span><text:span text:style-name="T3"><text:tab/></text:span><text:span text:style-name="T3">Quantifiers</text:span><text:span text:style-name="T3"><text:line-break/></text:span><text:span text:style-name="T3"/></text:p>
            <text:p text:style-name="P2"><text:span text:style-name="T3"/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3">3.</text:span><text:span text:style-name="T3"><text:tab/></text:span><text:span text:style-name="T3">Counter-examples</text:span><text:span text:style-name="T3"><text:line-break/></text:span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4.</text:span><text:span text:style-name="T3"><text:tab/></text:span><text:span text:style-name="T3">Neg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Slide Title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5">Notes</text:span></text:p>
          </draw:text-box>
        </draw:frame>
        <draw:frame draw:style-name="gr4" draw:text-style-name="P6" draw:layer="layout" svg:width="1.711cm" svg:height="0.555cm" svg:x="23.707cm" svg:y="3.6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5" draw:layer="layout" svg:width="14.254cm" svg:height="3.277cm" svg:x="1.264cm" svg:y="3.088cm">
          <draw:text-box>
            <text:p text:style-name="P2"><text:span text:style-name="T3">Blorp</text:span></text:p>
          </draw:text-box>
        </draw:frame>
        <draw:frame draw:style-name="gr5" draw:text-style-name="P11" draw:layer="layout" svg:width="1.831cm" svg:height="1.205cm" svg:x="26.194cm" svg:y="14.851cm">
          <draw:text-box>
            <text:p text:style-name="P10"><text:span text:style-name="T6">(</text:span><text:span text:style-name="T6"><text:page-number>&lt;number&gt;</text:page-number></text:span><text:span text:style-name="T6">/</text:span><text:span text:style-name="T6"><text:page-count>5</text:page-count></text:span><text:span text:style-name="T6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Bubbles" presentation:presentation-page-layout-name="AL1T0">
        <office:forms form:automatic-focus="false" form:apply-design-mode="false"/>
        <draw:frame presentation:style-name="pr4" draw:text-style-name="P12" draw:layer="layout" svg:width="26.335cm" svg:height="1.971cm" svg:x="0.312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8" draw:text-style-name="P5" draw:layer="layout" svg:width="25.996cm" svg:height="11.921cm" svg:x="1.263cm" svg:y="3.087cm">
          <draw:text-box>
            <text:p text:style-name="P2"><text:span text:style-name="T3">We did a thing.</text:span></text:p>
            <text:p text:style-name="P2"><text:span text:style-name="T3"/></text:p>
            <text:p text:style-name="P2"><text:span text:style-name="T3">Next time we do more th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25T12:51:40.918599265</dc:date>
    <meta:editing-duration>P1DT6H40M28S</meta:editing-duration>
    <meta:editing-cycles>1030</meta:editing-cycles>
    <meta:generator>LibreOffice/5.1.4.2$Linux_X86_64 LibreOffice_project/10m0$Build-2</meta:generator>
    <meta:document-statistic meta:object-count="4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